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7.584cm"/>
    </style:style>
    <style:style style:name="co3" style:family="table-column">
      <style:table-column-properties fo:break-before="auto" style:column-width="2.7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3" style:family="table-cell" style:parent-style-name="Default">
      <style:text-properties style:use-window-font-color="true" style:text-outline="false" style:text-line-through-style="none" style:text-position="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</style:style>
    <style:style style:name="ce4" style:family="table-cell" style:parent-style-name="Default" style:data-style-name="N2">
      <style:table-cell-properties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Summary" table:style-name="ta1">
        <table:shapes>
          <draw:frame draw:z-index="0" draw:style-name="gr1" svg:width="15.999cm" svg:height="8.998cm" svg:x="14.32cm" svg:y="4.975cm">
            <draw:object draw:notify-on-update-of-ranges="Summary.C21:Summary.C26 Summary.D20:Summary.D20 Summary.D21:Summary.D26 Summary.E20:Summary.E20 Summary.E21:Summary.E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18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TU=15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Response Size</text:p>
          </table:table-cell>
          <table:table-cell table:style-name="ce2" office:value-type="string">
            <text:p>NO TFO</text:p>
          </table:table-cell>
          <table:table-cell table:style-name="ce2" office:value-type="string">
            <text:p>TFO</text:p>
          </table:table-cell>
          <table:table-cell table:style-name="ce2" office:value-type="string">
            <text:p>% Gain</text:p>
          </table:table-cell>
        </table:table-row>
        <table:table-row table:style-name="ro1">
          <table:table-cell table:number-columns-repeated="2"/>
          <table:table-cell table:style-name="ce2" office:value-type="float" office:value="1000">
            <text:p>100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.6">
            <text:p>4.6</text:p>
          </table:table-cell>
          <table:table-cell table:style-name="ce4" table:formula="of:=([.D21]-[.E21])/[.D21]*100" office:value-type="float" office:value="42.5">
            <text:p>42.50</text:p>
          </table:table-cell>
        </table:table-row>
        <table:table-row table:style-name="ro1">
          <table:table-cell table:number-columns-repeated="2"/>
          <table:table-cell table:style-name="ce2" office:value-type="float" office:value="4000">
            <text:p>4000</text:p>
          </table:table-cell>
          <table:table-cell table:style-name="ce2" office:value-type="float" office:value="8.3">
            <text:p>8.3</text:p>
          </table:table-cell>
          <table:table-cell table:style-name="ce2" office:value-type="float" office:value="5.3">
            <text:p>5.3</text:p>
          </table:table-cell>
          <table:table-cell table:style-name="ce4" table:formula="of:=([.D22]-[.E22])/[.D22]*100" office:value-type="float" office:value="36.144578313253">
            <text:p>36.14</text:p>
          </table:table-cell>
        </table:table-row>
        <table:table-row table:style-name="ro1">
          <table:table-cell table:number-columns-repeated="2"/>
          <table:table-cell table:style-name="ce2" office:value-type="float" office:value="16000">
            <text:p>16000</text:p>
          </table:table-cell>
          <table:table-cell table:style-name="ce2" office:value-type="float" office:value="11.9">
            <text:p>11.9</text:p>
          </table:table-cell>
          <table:table-cell table:style-name="ce2" office:value-type="float" office:value="10.7">
            <text:p>10.7</text:p>
          </table:table-cell>
          <table:table-cell table:style-name="ce4" table:formula="of:=([.D23]-[.E23])/[.D23]*100" office:value-type="float" office:value="10.0840336134454">
            <text:p>10.08</text:p>
          </table:table-cell>
        </table:table-row>
        <table:table-row table:style-name="ro1">
          <table:table-cell table:number-columns-repeated="2"/>
          <table:table-cell table:style-name="ce2" office:value-type="float" office:value="32000">
            <text:p>32000</text:p>
          </table:table-cell>
          <table:table-cell table:style-name="ce2" office:value-type="float" office:value="19.5">
            <text:p>19.5</text:p>
          </table:table-cell>
          <table:table-cell table:style-name="ce2" office:value-type="float" office:value="31.6">
            <text:p>31.6</text:p>
          </table:table-cell>
          <table:table-cell table:style-name="ce4" table:formula="of:=([.D24]-[.E24])/[.D24]*100" office:value-type="float" office:value="-62.0512820512821">
            <text:p>-62.05</text:p>
          </table:table-cell>
        </table:table-row>
        <table:table-row table:style-name="ro1">
          <table:table-cell table:number-columns-repeated="2"/>
          <table:table-cell table:style-name="ce2" office:value-type="float" office:value="64000">
            <text:p>64000</text:p>
          </table:table-cell>
          <table:table-cell table:style-name="ce2" office:value-type="float" office:value="28.7">
            <text:p>28.7</text:p>
          </table:table-cell>
          <table:table-cell table:style-name="ce2" office:value-type="float" office:value="24.9">
            <text:p>24.9</text:p>
          </table:table-cell>
          <table:table-cell table:style-name="ce4" table:formula="of:=([.D25]-[.E25])/[.D25]*100" office:value-type="float" office:value="13.2404181184669">
            <text:p>13.24</text:p>
          </table:table-cell>
        </table:table-row>
        <table:table-row table:style-name="ro1">
          <table:table-cell table:number-columns-repeated="2"/>
          <table:table-cell table:style-name="ce2" office:value-type="float" office:value="128000">
            <text:p>128000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43.6">
            <text:p>43.6</text:p>
          </table:table-cell>
          <table:table-cell table:style-name="ce4" table:formula="of:=([.D26]-[.E26])/[.D26]*100" office:value-type="float" office:value="11.0204081632653">
            <text:p>11.02</text:p>
          </table:table-cell>
        </table:table-row>
      </table:table>
      <table:table table:name="All Data" table:style-name="ta1">
        <table:table-column table:style-name="co1" table:default-cell-style-name="Default"/>
        <table:table-column table:style-name="co2" table:default-cell-style-name="ce3"/>
        <table:table-row table:style-name="ro1">
          <table:table-cell/>
          <table:table-cell office:value-type="string">
            <text:p>NON TFO TEST for 1000 size</text:p>
          </table:table-cell>
        </table:table-row>
        <table:table-row table:style-name="ro1">
          <table:table-cell/>
          <table:table-cell office:value-type="string">
            <text:p>PING 172.30.42.68:8123 (http://172.30.42.68:8123/1000.txt):</text:p>
          </table:table-cell>
        </table:table-row>
        <table:table-row table:style-name="ro1">
          <table:table-cell/>
          <table:table-cell office:value-type="string">
            <text:p>connected to 172.30.42.68:8123 (215 bytes), seq=0 time=7.62 ms <text:s/>0KB/s 0KB</text:p>
          </table:table-cell>
        </table:table-row>
        <table:table-row table:style-name="ro1">
          <table:table-cell/>
          <table:table-cell office:value-type="string">
            <text:p>connected to 172.30.42.68:8123 (223 bytes), seq=1 time=10.14 ms <text:s/>0KB/s 0KB</text:p>
          </table:table-cell>
        </table:table-row>
        <table:table-row table:style-name="ro1">
          <table:table-cell/>
          <table:table-cell office:value-type="string">
            <text:p>connected to 172.30.42.68:8123 (223 bytes), seq=2 time=8.12 ms <text:s/>0KB/s 0KB</text:p>
          </table:table-cell>
        </table:table-row>
        <table:table-row table:style-name="ro1">
          <table:table-cell/>
          <table:table-cell office:value-type="string">
            <text:p>connected to 172.30.42.68:8123 (223 bytes), seq=3 time=7.64 ms <text:s/>0KB/s 0KB</text:p>
          </table:table-cell>
        </table:table-row>
        <table:table-row table:style-name="ro1">
          <table:table-cell/>
          <table:table-cell office:value-type="string">
            <text:p>connected to 172.30.42.68:8123 (223 bytes), seq=4 time=7.66 ms <text:s/>0KB/s 0KB</text:p>
          </table:table-cell>
        </table:table-row>
        <table:table-row table:style-name="ro1">
          <table:table-cell/>
          <table:table-cell office:value-type="string">
            <text:p>connected to 172.30.42.68:8123 (223 bytes), seq=5 time=7.66 ms <text:s/>0KB/s 0KB</text:p>
          </table:table-cell>
        </table:table-row>
        <table:table-row table:style-name="ro1">
          <table:table-cell/>
          <table:table-cell office:value-type="string">
            <text:p>connected to 172.30.42.68:8123 (223 bytes), seq=6 time=7.64 ms <text:s/>0KB/s 0KB</text:p>
          </table:table-cell>
        </table:table-row>
        <table:table-row table:style-name="ro1">
          <table:table-cell/>
          <table:table-cell office:value-type="string">
            <text:p>connected to 172.30.42.68:8123 (223 bytes), seq=7 time=7.49 ms <text:s/>0KB/s 0KB</text:p>
          </table:table-cell>
        </table:table-row>
        <table:table-row table:style-name="ro1">
          <table:table-cell/>
          <table:table-cell office:value-type="string">
            <text:p>connected to 172.30.42.68:8123 (223 bytes), seq=8 time=7.95 ms <text:s/>0KB/s 0KB</text:p>
          </table:table-cell>
        </table:table-row>
        <table:table-row table:style-name="ro1">
          <table:table-cell/>
          <table:table-cell office:value-type="string">
            <text:p>connected to 172.30.42.68:8123 (223 bytes), seq=9 time=7.67 ms <text:s/>0KB/s 0KB</text:p>
          </table:table-cell>
        </table:table-row>
        <table:table-row table:style-name="ro1">
          <table:table-cell/>
          <table:table-cell office:value-type="string">
            <text:p>--- http://172.30.42.68:8123/1000.txt ping statistics ---</text:p>
          </table:table-cell>
        </table:table-row>
        <table:table-row table:style-name="ro1">
          <table:table-cell/>
          <table:table-cell office:value-type="string">
            <text:p>10 connects, 10 ok, 0.00% failed, time 9084ms</text:p>
          </table:table-cell>
        </table:table-row>
        <table:table-row table:style-name="ro1">
          <table:table-cell/>
          <table:table-cell office:value-type="string">
            <text:p>round-trip min/avg/max = 7.5/8.0/10.1 ms</text:p>
          </table:table-cell>
        </table:table-row>
        <table:table-row table:style-name="ro1">
          <table:table-cell/>
          <table:table-cell office:value-type="string">
            <text:p>Transfer speed: min/avg/max = 0/0/0 KB</text:p>
          </table:table-cell>
        </table:table-row>
        <table:table-row table:style-name="ro1">
          <table:table-cell/>
          <table:table-cell office:value-type="string">
            <text:p>----------------------------------------------------</text:p>
          </table:table-cell>
        </table:table-row>
        <table:table-row table:style-name="ro1">
          <table:table-cell/>
          <table:table-cell office:value-type="string">
            <text:p>TFO TEST for 1000 size</text:p>
          </table:table-cell>
        </table:table-row>
        <table:table-row table:style-name="ro1">
          <table:table-cell/>
          <table:table-cell office:value-type="string">
            <text:p>PING 172.30.42.68:8123 (http://172.30.42.68:8123/1000.txt):</text:p>
          </table:table-cell>
        </table:table-row>
        <table:table-row table:style-name="ro1">
          <table:table-cell/>
          <table:table-cell office:value-type="string">
            <text:p>connected to 172.30.42.68:8123 (223 bytes), seq=0 time=5.08 ms <text:s/>0KB/s 0KB</text:p>
          </table:table-cell>
        </table:table-row>
        <table:table-row table:style-name="ro1">
          <table:table-cell/>
          <table:table-cell office:value-type="string">
            <text:p>connected to 172.30.42.68:8123 (224 bytes), seq=1 time=4.58 ms <text:s/>0KB/s 0KB</text:p>
          </table:table-cell>
        </table:table-row>
        <table:table-row table:style-name="ro1">
          <table:table-cell/>
          <table:table-cell office:value-type="string">
            <text:p>connected to 172.30.42.68:8123 (224 bytes), seq=2 time=4.64 ms <text:s/>0KB/s 0KB</text:p>
          </table:table-cell>
        </table:table-row>
        <table:table-row table:style-name="ro1">
          <table:table-cell/>
          <table:table-cell office:value-type="string">
            <text:p>connected to 172.30.42.68:8123 (224 bytes), seq=3 time=4.54 ms <text:s/>0KB/s 0KB</text:p>
          </table:table-cell>
        </table:table-row>
        <table:table-row table:style-name="ro1">
          <table:table-cell/>
          <table:table-cell office:value-type="string">
            <text:p>connected to 172.30.42.68:8123 (224 bytes), seq=4 time=4.61 ms <text:s/>0KB/s 0KB</text:p>
          </table:table-cell>
        </table:table-row>
        <table:table-row table:style-name="ro1">
          <table:table-cell/>
          <table:table-cell office:value-type="string">
            <text:p>connected to 172.30.42.68:8123 (224 bytes), seq=5 time=4.34 ms <text:s/>0KB/s 0KB</text:p>
          </table:table-cell>
        </table:table-row>
        <table:table-row table:style-name="ro1">
          <table:table-cell/>
          <table:table-cell office:value-type="string">
            <text:p>connected to 172.30.42.68:8123 (224 bytes), seq=6 time=4.67 ms <text:s/>0KB/s 0KB</text:p>
          </table:table-cell>
        </table:table-row>
        <table:table-row table:style-name="ro1">
          <table:table-cell/>
          <table:table-cell office:value-type="string">
            <text:p>connected to 172.30.42.68:8123 (224 bytes), seq=7 time=4.58 ms <text:s/>0KB/s 0KB</text:p>
          </table:table-cell>
        </table:table-row>
        <table:table-row table:style-name="ro1">
          <table:table-cell/>
          <table:table-cell office:value-type="string">
            <text:p>connected to 172.30.42.68:8123 (224 bytes), seq=8 time=4.69 ms <text:s/>0KB/s 0KB</text:p>
          </table:table-cell>
        </table:table-row>
        <table:table-row table:style-name="ro1">
          <table:table-cell/>
          <table:table-cell office:value-type="string">
            <text:p>connected to 172.30.42.68:8123 (224 bytes), seq=9 time=4.57 ms <text:s/>0KB/s 0KB</text:p>
          </table:table-cell>
        </table:table-row>
        <table:table-row table:style-name="ro1">
          <table:table-cell/>
          <table:table-cell office:value-type="string">
            <text:p>--- http://172.30.42.68:8123/1000.txt ping statistics ---</text:p>
          </table:table-cell>
        </table:table-row>
        <table:table-row table:style-name="ro1">
          <table:table-cell/>
          <table:table-cell office:value-type="string">
            <text:p>10 connects, 10 ok, 0.00% failed, time 9051ms</text:p>
          </table:table-cell>
        </table:table-row>
        <table:table-row table:style-name="ro1">
          <table:table-cell/>
          <table:table-cell office:value-type="string">
            <text:p>round-trip min/avg/max = 4.3/4.6/5.1 ms</text:p>
          </table:table-cell>
        </table:table-row>
        <table:table-row table:style-name="ro1">
          <table:table-cell/>
          <table:table-cell office:value-type="string">
            <text:p>Transfer speed: min/avg/max = 0/0/0 KB</text:p>
          </table:table-cell>
        </table:table-row>
        <table:table-row table:style-name="ro1">
          <table:table-cell/>
          <table:table-cell office:value-type="string">
            <text:p>----------------------------------------------------</text:p>
          </table:table-cell>
        </table:table-row>
        <table:table-row table:style-name="ro1">
          <table:table-cell/>
          <table:table-cell office:value-type="string">
            <text:p>NON TFO TEST for 4000 size</text:p>
          </table:table-cell>
        </table:table-row>
        <table:table-row table:style-name="ro1">
          <table:table-cell/>
          <table:table-cell office:value-type="string">
            <text:p>PING 172.30.42.68:8123 (http://172.30.42.68:8123/4000.txt):</text:p>
          </table:table-cell>
        </table:table-row>
        <table:table-row table:style-name="ro1">
          <table:table-cell/>
          <table:table-cell office:value-type="string">
            <text:p>connected to 172.30.42.68:8123 (215 bytes), seq=0 time=8.35 ms <text:s/>3131KB/s 2KB</text:p>
          </table:table-cell>
        </table:table-row>
        <table:table-row table:style-name="ro1">
          <table:table-cell/>
          <table:table-cell office:value-type="string">
            <text:p>connected to 172.30.42.68:8123 (223 bytes), seq=1 time=8.39 ms <text:s/>6241KB/s 0KB</text:p>
          </table:table-cell>
        </table:table-row>
        <table:table-row table:style-name="ro1">
          <table:table-cell/>
          <table:table-cell office:value-type="string">
            <text:p>connected to 172.30.42.68:8123 (223 bytes), seq=2 time=8.42 ms <text:s/>4993KB/s 0KB</text:p>
          </table:table-cell>
        </table:table-row>
        <table:table-row table:style-name="ro1">
          <table:table-cell/>
          <table:table-cell office:value-type="string">
            <text:p>connected to 172.30.42.68:8123 (223 bytes), seq=3 time=8.07 ms <text:s/>4809KB/s 0KB</text:p>
          </table:table-cell>
        </table:table-row>
        <table:table-row table:style-name="ro1">
          <table:table-cell/>
          <table:table-cell office:value-type="string">
            <text:p>connected to 172.30.42.68:8123 (223 bytes), seq=4 time=7.81 ms <text:s/>4809KB/s 0KB</text:p>
          </table:table-cell>
        </table:table-row>
        <table:table-row table:style-name="ro1">
          <table:table-cell/>
          <table:table-cell office:value-type="string">
            <text:p>connected to 172.30.42.68:8123 (223 bytes), seq=5 time=8.49 ms <text:s/>6241KB/s 0KB</text:p>
          </table:table-cell>
        </table:table-row>
        <table:table-row table:style-name="ro1">
          <table:table-cell/>
          <table:table-cell office:value-type="string">
            <text:p>connected to 172.30.42.68:8123 (223 bytes), seq=6 time=8.52 ms <text:s/>1125KB/s 0KB</text:p>
          </table:table-cell>
        </table:table-row>
        <table:table-row table:style-name="ro1">
          <table:table-cell/>
          <table:table-cell office:value-type="string">
            <text:p>connected to 172.30.42.68:8123 (223 bytes), seq=7 time=8.51 ms <text:s/>4443KB/s 0KB</text:p>
          </table:table-cell>
        </table:table-row>
        <table:table-row table:style-name="ro1">
          <table:table-cell/>
          <table:table-cell office:value-type="string">
            <text:p>connected to 172.30.42.68:8123 (223 bytes), seq=8 time=7.87 ms <text:s/>4297KB/s 0KB</text:p>
          </table:table-cell>
        </table:table-row>
        <table:table-row table:style-name="ro1">
          <table:table-cell/>
          <table:table-cell office:value-type="string">
            <text:p>connected to 172.30.42.68:8123 (224 bytes), seq=9 time=8.23 ms <text:s/>5743KB/s 0KB</text:p>
          </table:table-cell>
        </table:table-row>
        <table:table-row table:style-name="ro1">
          <table:table-cell/>
          <table:table-cell office:value-type="string">
            <text:p>--- http://172.30.42.68:8123/4000.txt ping statistics ---</text:p>
          </table:table-cell>
        </table:table-row>
        <table:table-row table:style-name="ro1">
          <table:table-cell/>
          <table:table-cell office:value-type="string">
            <text:p>10 connects, 10 ok, 0.00% failed, time 9087ms</text:p>
          </table:table-cell>
        </table:table-row>
        <table:table-row table:style-name="ro1">
          <table:table-cell/>
          <table:table-cell office:value-type="string">
            <text:p>round-trip min/avg/max = 7.8/8.3/8.5 ms</text:p>
          </table:table-cell>
        </table:table-row>
        <table:table-row table:style-name="ro1">
          <table:table-cell/>
          <table:table-cell office:value-type="string">
            <text:p>Transfer speed: min/avg/max = 1125/4583/6241 KB</text:p>
          </table:table-cell>
        </table:table-row>
        <table:table-row table:style-name="ro1">
          <table:table-cell/>
          <table:table-cell office:value-type="string">
            <text:p>----------------------------------------------------</text:p>
          </table:table-cell>
        </table:table-row>
        <table:table-row table:style-name="ro1">
          <table:table-cell/>
          <table:table-cell office:value-type="string">
            <text:p>TFO TEST for 4000 size</text:p>
          </table:table-cell>
        </table:table-row>
        <table:table-row table:style-name="ro1">
          <table:table-cell/>
          <table:table-cell office:value-type="string">
            <text:p>PING 172.30.42.68:8123 (http://172.30.42.68:8123/4000.txt):</text:p>
          </table:table-cell>
        </table:table-row>
        <table:table-row table:style-name="ro1">
          <table:table-cell/>
          <table:table-cell office:value-type="string">
            <text:p>connected to 172.30.42.68:8123 (224 bytes), seq=0 time=5.04 ms <text:s/>2737KB/s 0KB</text:p>
          </table:table-cell>
        </table:table-row>
        <table:table-row table:style-name="ro1">
          <table:table-cell/>
          <table:table-cell office:value-type="string">
            <text:p>connected to 172.30.42.68:8123 (224 bytes), seq=1 time=4.75 ms <text:s/>6366KB/s 0KB</text:p>
          </table:table-cell>
        </table:table-row>
        <table:table-row table:style-name="ro1">
          <table:table-cell/>
          <table:table-cell office:value-type="string">
            <text:p>connected to 172.30.42.68:8123 (224 bytes), seq=2 time=4.92 ms <text:s/>2469KB/s 0KB</text:p>
          </table:table-cell>
        </table:table-row>
        <table:table-row table:style-name="ro1">
          <table:table-cell/>
          <table:table-cell office:value-type="string">
            <text:p>connected to 172.30.42.68:8123 (224 bytes), seq=3 time=7.56 ms <text:s/>4847KB/s 0KB</text:p>
          </table:table-cell>
        </table:table-row>
        <table:table-row table:style-name="ro1">
          <table:table-cell/>
          <table:table-cell office:value-type="string">
            <text:p>connected to 172.30.42.68:8123 (224 bytes), seq=4 time=4.86 ms <text:s/>5743KB/s 0KB</text:p>
          </table:table-cell>
        </table:table-row>
        <table:table-row table:style-name="ro1">
          <table:table-cell/>
          <table:table-cell office:value-type="string">
            <text:p>connected to 172.30.42.68:8123 (224 bytes), seq=5 time=4.85 ms <text:s/>900KB/s 0KB</text:p>
          </table:table-cell>
        </table:table-row>
        <table:table-row table:style-name="ro1">
          <table:table-cell/>
          <table:table-cell office:value-type="string">
            <text:p>connected to 172.30.42.68:8123 (224 bytes), seq=6 time=5.21 ms <text:s/>3368KB/s 2KB</text:p>
          </table:table-cell>
        </table:table-row>
        <table:table-row table:style-name="ro1">
          <table:table-cell/>
          <table:table-cell office:value-type="string">
            <text:p>connected to 172.30.42.68:8123 (224 bytes), seq=7 time=6.01 ms <text:s/>1562KB/s 1KB</text:p>
          </table:table-cell>
        </table:table-row>
        <table:table-row table:style-name="ro1">
          <table:table-cell/>
          <table:table-cell office:value-type="string">
            <text:p>connected to 172.30.42.68:8123 (224 bytes), seq=8 time=4.81 ms <text:s/>5032KB/s 0KB</text:p>
          </table:table-cell>
        </table:table-row>
        <table:table-row table:style-name="ro1">
          <table:table-cell/>
          <table:table-cell office:value-type="string">
            <text:p>connected to 172.30.42.68:8123 (224 bytes), seq=9 time=4.85 ms <text:s/>4847KB/s 0KB</text:p>
          </table:table-cell>
        </table:table-row>
        <table:table-row table:style-name="ro1">
          <table:table-cell/>
          <table:table-cell office:value-type="string">
            <text:p>--- http://172.30.42.68:8123/4000.txt ping statistics ---</text:p>
          </table:table-cell>
        </table:table-row>
        <table:table-row table:style-name="ro1">
          <table:table-cell/>
          <table:table-cell office:value-type="string">
            <text:p>10 connects, 10 ok, 0.00% failed, time 9057ms</text:p>
          </table:table-cell>
        </table:table-row>
        <table:table-row table:style-name="ro1">
          <table:table-cell/>
          <table:table-cell office:value-type="string">
            <text:p>round-trip min/avg/max = 4.8/5.3/7.6 ms</text:p>
          </table:table-cell>
        </table:table-row>
        <table:table-row table:style-name="ro1">
          <table:table-cell/>
          <table:table-cell office:value-type="string">
            <text:p>Transfer speed: min/avg/max = 900/3787/6366 KB</text:p>
          </table:table-cell>
        </table:table-row>
        <table:table-row table:style-name="ro1">
          <table:table-cell/>
          <table:table-cell office:value-type="string">
            <text:p>----------------------------------------------------</text:p>
          </table:table-cell>
        </table:table-row>
        <table:table-row table:style-name="ro1">
          <table:table-cell/>
          <table:table-cell office:value-type="string">
            <text:p>NON TFO TEST for 16000 size</text:p>
          </table:table-cell>
        </table:table-row>
        <table:table-row table:style-name="ro1">
          <table:table-cell/>
          <table:table-cell office:value-type="string">
            <text:p>PING 172.30.42.68:8123 (http://172.30.42.68:8123/16000.txt):</text:p>
          </table:table-cell>
        </table:table-row>
        <table:table-row table:style-name="ro1">
          <table:table-cell/>
          <table:table-cell office:value-type="string">
            <text:p>connected to 172.30.42.68:8123 (217 bytes), seq=0 time=12.56 ms <text:s/>3051KB/s 11KB</text:p>
          </table:table-cell>
        </table:table-row>
        <table:table-row table:style-name="ro1">
          <table:table-cell/>
          <table:table-cell office:value-type="string">
            <text:p>connected to 172.30.42.68:8123 (225 bytes), seq=1 time=12.96 ms <text:s/>2582KB/s 11KB</text:p>
          </table:table-cell>
        </table:table-row>
        <table:table-row table:style-name="ro1">
          <table:table-cell/>
          <table:table-cell office:value-type="string">
            <text:p>connected to 172.30.42.68:8123 (225 bytes), seq=2 time=9.87 ms <text:s/>7876KB/s 11KB</text:p>
          </table:table-cell>
        </table:table-row>
        <table:table-row table:style-name="ro1">
          <table:table-cell/>
          <table:table-cell office:value-type="string">
            <text:p>connected to 172.30.42.68:8123 (225 bytes), seq=3 time=13.31 ms <text:s/>2113KB/s 11KB</text:p>
          </table:table-cell>
        </table:table-row>
        <table:table-row table:style-name="ro1">
          <table:table-cell/>
          <table:table-cell office:value-type="string">
            <text:p>connected to 172.30.42.68:8123 (225 bytes), seq=4 time=14.18 ms <text:s/>2031KB/s 11KB</text:p>
          </table:table-cell>
        </table:table-row>
        <table:table-row table:style-name="ro1">
          <table:table-cell/>
          <table:table-cell office:value-type="string">
            <text:p>connected to 172.30.42.68:8123 (225 bytes), seq=5 time=12.80 ms <text:s/>2736KB/s 11KB</text:p>
          </table:table-cell>
        </table:table-row>
        <table:table-row table:style-name="ro1">
          <table:table-cell/>
          <table:table-cell office:value-type="string">
            <text:p>connected to 172.30.42.68:8123 (225 bytes), seq=6 time=11.94 ms <text:s/>3425KB/s 11KB</text:p>
          </table:table-cell>
        </table:table-row>
        <table:table-row table:style-name="ro1">
          <table:table-cell/>
          <table:table-cell office:value-type="string">
            <text:p>connected to 172.30.42.68:8123 (225 bytes), seq=7 time=7.56 ms <text:s/>6827KB/s 11KB</text:p>
          </table:table-cell>
        </table:table-row>
        <table:table-row table:style-name="ro1">
          <table:table-cell/>
          <table:table-cell office:value-type="string">
            <text:p>connected to 172.30.42.68:8123 (225 bytes), seq=8 time=10.95 ms <text:s/>6081KB/s 11KB</text:p>
          </table:table-cell>
        </table:table-row>
        <table:table-row table:style-name="ro1">
          <table:table-cell/>
          <table:table-cell office:value-type="string">
            <text:p>connected to 172.30.42.68:8123 (225 bytes), seq=9 time=13.34 ms <text:s/>4546KB/s 14KB</text:p>
          </table:table-cell>
        </table:table-row>
        <table:table-row table:style-name="ro1">
          <table:table-cell/>
          <table:table-cell office:value-type="string">
            <text:p>--- http://172.30.42.68:8123/16000.txt ping statistics ---</text:p>
          </table:table-cell>
        </table:table-row>
        <table:table-row table:style-name="ro1">
          <table:table-cell/>
          <table:table-cell office:value-type="string">
            <text:p>10 connects, 10 ok, 0.00% failed, time 9124ms</text:p>
          </table:table-cell>
        </table:table-row>
        <table:table-row table:style-name="ro1">
          <table:table-cell/>
          <table:table-cell office:value-type="string">
            <text:p>round-trip min/avg/max = 7.6/11.9/14.2 ms</text:p>
          </table:table-cell>
        </table:table-row>
        <table:table-row table:style-name="ro1">
          <table:table-cell/>
          <table:table-cell office:value-type="string">
            <text:p>Transfer speed: min/avg/max = 2031/4127/7876 KB</text:p>
          </table:table-cell>
        </table:table-row>
        <table:table-row table:style-name="ro1">
          <table:table-cell/>
          <table:table-cell office:value-type="string">
            <text:p>----------------------------------------------------</text:p>
          </table:table-cell>
        </table:table-row>
        <table:table-row table:style-name="ro1">
          <table:table-cell/>
          <table:table-cell office:value-type="string">
            <text:p>TFO TEST for 16000 size</text:p>
          </table:table-cell>
        </table:table-row>
        <table:table-row table:style-name="ro1">
          <table:table-cell/>
          <table:table-cell office:value-type="string">
            <text:p>PING 172.30.42.68:8123 (http://172.30.42.68:8123/16000.txt):</text:p>
          </table:table-cell>
        </table:table-row>
        <table:table-row table:style-name="ro1">
          <table:table-cell/>
          <table:table-cell office:value-type="string">
            <text:p>connected to 172.30.42.68:8123 (225 bytes), seq=0 time=10.38 ms <text:s/>2279KB/s 13KB</text:p>
          </table:table-cell>
        </table:table-row>
        <table:table-row table:style-name="ro1">
          <table:table-cell/>
          <table:table-cell office:value-type="string">
            <text:p>connected to 172.30.42.68:8123 (226 bytes), seq=1 time=9.44 ms <text:s/>3041KB/s 11KB</text:p>
          </table:table-cell>
        </table:table-row>
        <table:table-row table:style-name="ro1">
          <table:table-cell/>
          <table:table-cell office:value-type="string">
            <text:p>connected to 172.30.42.68:8123 (226 bytes), seq=2 time=9.27 ms <text:s/>3029KB/s 11KB</text:p>
          </table:table-cell>
        </table:table-row>
        <table:table-row table:style-name="ro1">
          <table:table-cell/>
          <table:table-cell office:value-type="string">
            <text:p>connected to 172.30.42.68:8123 (226 bytes), seq=3 time=9.72 ms <text:s/>2778KB/s 11KB</text:p>
          </table:table-cell>
        </table:table-row>
        <table:table-row table:style-name="ro1">
          <table:table-cell/>
          <table:table-cell office:value-type="string">
            <text:p>connected to 172.30.42.68:8123 (226 bytes), seq=4 time=9.68 ms <text:s/>2742KB/s 11KB</text:p>
          </table:table-cell>
        </table:table-row>
        <table:table-row table:style-name="ro1">
          <table:table-cell/>
          <table:table-cell office:value-type="string">
            <text:p>connected to 172.30.42.68:8123 (226 bytes), seq=5 time=11.38 ms <text:s/>2355KB/s 14KB</text:p>
          </table:table-cell>
        </table:table-row>
        <table:table-row table:style-name="ro1">
          <table:table-cell/>
          <table:table-cell office:value-type="string">
            <text:p>connected to 172.30.42.68:8123 (226 bytes), seq=6 time=15.33 ms <text:s/>1285KB/s 13KB</text:p>
          </table:table-cell>
        </table:table-row>
        <table:table-row table:style-name="ro1">
          <table:table-cell/>
          <table:table-cell office:value-type="string">
            <text:p>connected to 172.30.42.68:8123 (226 bytes), seq=7 time=10.65 ms <text:s/>2294KB/s 11KB</text:p>
          </table:table-cell>
        </table:table-row>
        <table:table-row table:style-name="ro1">
          <table:table-cell/>
          <table:table-cell office:value-type="string">
            <text:p>connected to 172.30.42.68:8123 (226 bytes), seq=8 time=10.65 ms <text:s/>2304KB/s 11KB</text:p>
          </table:table-cell>
        </table:table-row>
        <table:table-row table:style-name="ro1">
          <table:table-cell/>
          <table:table-cell office:value-type="string">
            <text:p>connected to 172.30.42.68:8123 (226 bytes), seq=9 time=10.13 ms <text:s/>2533KB/s 11KB</text:p>
          </table:table-cell>
        </table:table-row>
        <table:table-row table:style-name="ro1">
          <table:table-cell/>
          <table:table-cell office:value-type="string">
            <text:p>--- http://172.30.42.68:8123/16000.txt ping statistics ---</text:p>
          </table:table-cell>
        </table:table-row>
        <table:table-row table:style-name="ro1">
          <table:table-cell/>
          <table:table-cell office:value-type="string">
            <text:p>10 connects, 10 ok, 0.00% failed, time 9111ms</text:p>
          </table:table-cell>
        </table:table-row>
        <table:table-row table:style-name="ro1">
          <table:table-cell/>
          <table:table-cell office:value-type="string">
            <text:p>round-trip min/avg/max = 9.3/10.7/15.3 ms</text:p>
          </table:table-cell>
        </table:table-row>
        <table:table-row table:style-name="ro1">
          <table:table-cell/>
          <table:table-cell office:value-type="string">
            <text:p>Transfer speed: min/avg/max = 1285/2464/3041 KB</text:p>
          </table:table-cell>
        </table:table-row>
        <table:table-row table:style-name="ro1">
          <table:table-cell/>
          <table:table-cell office:value-type="string">
            <text:p>----------------------------------------------------</text:p>
          </table:table-cell>
        </table:table-row>
        <table:table-row table:style-name="ro1">
          <table:table-cell/>
          <table:table-cell office:value-type="string">
            <text:p>NON TFO TEST for 32000 size</text:p>
          </table:table-cell>
        </table:table-row>
        <table:table-row table:style-name="ro1">
          <table:table-cell/>
          <table:table-cell office:value-type="string">
            <text:p>PING 172.30.42.68:8123 (http://172.30.42.68:8123/32000.txt):</text:p>
          </table:table-cell>
        </table:table-row>
        <table:table-row table:style-name="ro1">
          <table:table-cell/>
          <table:table-cell office:value-type="string">
            <text:p>connected to 172.30.42.68:8123 (217 bytes), seq=0 time=22.06 ms <text:s/>2303KB/s 27KB</text:p>
          </table:table-cell>
        </table:table-row>
        <table:table-row table:style-name="ro1">
          <table:table-cell/>
          <table:table-cell office:value-type="string">
            <text:p>connected to 172.30.42.68:8123 (225 bytes), seq=1 time=21.24 ms <text:s/>2847KB/s 27KB</text:p>
          </table:table-cell>
        </table:table-row>
        <table:table-row table:style-name="ro1">
          <table:table-cell/>
          <table:table-cell office:value-type="string">
            <text:p>connected to 172.30.42.68:8123 (225 bytes), seq=2 time=22.41 ms <text:s/>2007KB/s 30KB</text:p>
          </table:table-cell>
        </table:table-row>
        <table:table-row table:style-name="ro1">
          <table:table-cell/>
          <table:table-cell office:value-type="string">
            <text:p>connected to 172.30.42.68:8123 (225 bytes), seq=3 time=18.55 ms <text:s/>2692KB/s 27KB</text:p>
          </table:table-cell>
        </table:table-row>
        <table:table-row table:style-name="ro1">
          <table:table-cell/>
          <table:table-cell office:value-type="string">
            <text:p>connected to 172.30.42.68:8123 (225 bytes), seq=4 time=19.10 ms <text:s/>2702KB/s 27KB</text:p>
          </table:table-cell>
        </table:table-row>
        <table:table-row table:style-name="ro1">
          <table:table-cell/>
          <table:table-cell office:value-type="string">
            <text:p>connected to 172.30.42.68:8123 (225 bytes), seq=5 time=17.59 ms <text:s/>3162KB/s 27KB</text:p>
          </table:table-cell>
        </table:table-row>
        <table:table-row table:style-name="ro1">
          <table:table-cell/>
          <table:table-cell office:value-type="string">
            <text:p>connected to 172.30.42.68:8123 (225 bytes), seq=6 time=17.53 ms <text:s/>3654KB/s 27KB</text:p>
          </table:table-cell>
        </table:table-row>
        <table:table-row table:style-name="ro1">
          <table:table-cell/>
          <table:table-cell office:value-type="string">
            <text:p>connected to 172.30.42.68:8123 (225 bytes), seq=7 time=19.22 ms <text:s/>2535KB/s 27KB</text:p>
          </table:table-cell>
        </table:table-row>
        <table:table-row table:style-name="ro1">
          <table:table-cell/>
          <table:table-cell office:value-type="string">
            <text:p>connected to 172.30.42.68:8123 (225 bytes), seq=8 time=19.62 ms <text:s/>2449KB/s 27KB</text:p>
          </table:table-cell>
        </table:table-row>
        <table:table-row table:style-name="ro1">
          <table:table-cell/>
          <table:table-cell office:value-type="string">
            <text:p>connected to 172.30.42.68:8123 (225 bytes), seq=9 time=17.26 ms <text:s/>3306KB/s 27KB</text:p>
          </table:table-cell>
        </table:table-row>
        <table:table-row table:style-name="ro1">
          <table:table-cell/>
          <table:table-cell office:value-type="string">
            <text:p>--- http://172.30.42.68:8123/32000.txt ping statistics ---</text:p>
          </table:table-cell>
        </table:table-row>
        <table:table-row table:style-name="ro1">
          <table:table-cell/>
          <table:table-cell office:value-type="string">
            <text:p>10 connects, 10 ok, 0.00% failed, time 9199ms</text:p>
          </table:table-cell>
        </table:table-row>
        <table:table-row table:style-name="ro1">
          <table:table-cell/>
          <table:table-cell office:value-type="string">
            <text:p>round-trip min/avg/max = 17.3/19.5/22.4 ms</text:p>
          </table:table-cell>
        </table:table-row>
        <table:table-row table:style-name="ro1">
          <table:table-cell/>
          <table:table-cell office:value-type="string">
            <text:p>Transfer speed: min/avg/max = 2007/2766/3654 KB</text:p>
          </table:table-cell>
        </table:table-row>
        <table:table-row table:style-name="ro1">
          <table:table-cell/>
          <table:table-cell office:value-type="string">
            <text:p>----------------------------------------------------</text:p>
          </table:table-cell>
        </table:table-row>
        <table:table-row table:style-name="ro1">
          <table:table-cell/>
          <table:table-cell office:value-type="string">
            <text:p>TFO TEST for 32000 size</text:p>
          </table:table-cell>
        </table:table-row>
        <table:table-row table:style-name="ro1">
          <table:table-cell/>
          <table:table-cell office:value-type="string">
            <text:p>PING 172.30.42.68:8123 (http://172.30.42.68:8123/32000.txt):</text:p>
          </table:table-cell>
        </table:table-row>
        <table:table-row table:style-name="ro1">
          <table:table-cell/>
          <table:table-cell office:value-type="string">
            <text:p>connected to 172.30.42.68:8123 (225 bytes), seq=0 time=13.66 ms <text:s/>3431KB/s 27KB</text:p>
          </table:table-cell>
        </table:table-row>
        <table:table-row table:style-name="ro1">
          <table:table-cell/>
          <table:table-cell office:value-type="string">
            <text:p>connected to 172.30.42.68:8123 (226 bytes), seq=1 time=125.84 ms <text:s/>2908KB/s 27KB</text:p>
          </table:table-cell>
        </table:table-row>
        <table:table-row table:style-name="ro1">
          <table:table-cell/>
          <table:table-cell office:value-type="string">
            <text:p>connected to 172.30.42.68:8123 (226 bytes), seq=2 time=15.99 ms <text:s/>2780KB/s 28KB</text:p>
          </table:table-cell>
        </table:table-row>
        <table:table-row table:style-name="ro1">
          <table:table-cell/>
          <table:table-cell office:value-type="string">
            <text:p>connected to 172.30.42.68:8123 (226 bytes), seq=3 time=15.61 ms <text:s/>2519KB/s 27KB</text:p>
          </table:table-cell>
        </table:table-row>
        <table:table-row table:style-name="ro1">
          <table:table-cell/>
          <table:table-cell office:value-type="string">
            <text:p>connected to 172.30.42.68:8123 (226 bytes), seq=4 time=43.06 ms <text:s/>3105KB/s 27KB</text:p>
          </table:table-cell>
        </table:table-row>
        <table:table-row table:style-name="ro1">
          <table:table-cell/>
          <table:table-cell office:value-type="string">
            <text:p>connected to 172.30.42.68:8123 (226 bytes), seq=5 time=15.00 ms <text:s/>3443KB/s 27KB</text:p>
          </table:table-cell>
        </table:table-row>
        <table:table-row table:style-name="ro1">
          <table:table-cell/>
          <table:table-cell office:value-type="string">
            <text:p>connected to 172.30.42.68:8123 (226 bytes), seq=6 time=16.49 ms <text:s/>3491KB/s 27KB</text:p>
          </table:table-cell>
        </table:table-row>
        <table:table-row table:style-name="ro1">
          <table:table-cell/>
          <table:table-cell office:value-type="string">
            <text:p>connected to 172.30.42.68:8123 (226 bytes), seq=7 time=42.18 ms <text:s/>2450KB/s 27KB</text:p>
          </table:table-cell>
        </table:table-row>
        <table:table-row table:style-name="ro1">
          <table:table-cell/>
          <table:table-cell office:value-type="string">
            <text:p>connected to 172.30.42.68:8123 (226 bytes), seq=8 time=13.83 ms <text:s/>3274KB/s 27KB</text:p>
          </table:table-cell>
        </table:table-row>
        <table:table-row table:style-name="ro1">
          <table:table-cell/>
          <table:table-cell office:value-type="string">
            <text:p>connected to 172.30.42.68:8123 (226 bytes), seq=9 time=14.71 ms <text:s/>3440KB/s 27KB</text:p>
          </table:table-cell>
        </table:table-row>
        <table:table-row table:style-name="ro1">
          <table:table-cell/>
          <table:table-cell office:value-type="string">
            <text:p>--- http://172.30.42.68:8123/32000.txt ping statistics ---</text:p>
          </table:table-cell>
        </table:table-row>
        <table:table-row table:style-name="ro1">
          <table:table-cell/>
          <table:table-cell office:value-type="string">
            <text:p>10 connects, 10 ok, 0.00% failed, time 9321ms</text:p>
          </table:table-cell>
        </table:table-row>
        <table:table-row table:style-name="ro1">
          <table:table-cell/>
          <table:table-cell office:value-type="string">
            <text:p>round-trip min/avg/max = 13.7/31.6/125.8 ms</text:p>
          </table:table-cell>
        </table:table-row>
        <table:table-row table:style-name="ro1">
          <table:table-cell/>
          <table:table-cell office:value-type="string">
            <text:p>Transfer speed: min/avg/max = 2450/3084/3491 KB</text:p>
          </table:table-cell>
        </table:table-row>
        <table:table-row table:style-name="ro1">
          <table:table-cell/>
          <table:table-cell office:value-type="string">
            <text:p>----------------------------------------------------</text:p>
          </table:table-cell>
        </table:table-row>
        <table:table-row table:style-name="ro1">
          <table:table-cell/>
          <table:table-cell office:value-type="string">
            <text:p>NON TFO TEST for 64000 size</text:p>
          </table:table-cell>
        </table:table-row>
        <table:table-row table:style-name="ro1">
          <table:table-cell/>
          <table:table-cell office:value-type="string">
            <text:p>PING 172.30.42.68:8123 (http://172.30.42.68:8123/64000.txt):</text:p>
          </table:table-cell>
        </table:table-row>
        <table:table-row table:style-name="ro1">
          <table:table-cell/>
          <table:table-cell office:value-type="string">
            <text:p>connected to 172.30.42.68:8123 (217 bytes), seq=0 time=38.04 ms <text:s/>2036KB/s 58KB</text:p>
          </table:table-cell>
        </table:table-row>
        <table:table-row table:style-name="ro1">
          <table:table-cell/>
          <table:table-cell office:value-type="string">
            <text:p>connected to 172.30.42.68:8123 (225 bytes), seq=1 time=28.32 ms <text:s/>3205KB/s 58KB</text:p>
          </table:table-cell>
        </table:table-row>
        <table:table-row table:style-name="ro1">
          <table:table-cell/>
          <table:table-cell office:value-type="string">
            <text:p>connected to 172.30.42.68:8123 (225 bytes), seq=2 time=28.33 ms <text:s/>2971KB/s 58KB</text:p>
          </table:table-cell>
        </table:table-row>
        <table:table-row table:style-name="ro1">
          <table:table-cell/>
          <table:table-cell office:value-type="string">
            <text:p>connected to 172.30.42.68:8123 (225 bytes), seq=3 time=27.45 ms <text:s/>3074KB/s 61KB</text:p>
          </table:table-cell>
        </table:table-row>
        <table:table-row table:style-name="ro1">
          <table:table-cell/>
          <table:table-cell office:value-type="string">
            <text:p>connected to 172.30.42.68:8123 (225 bytes), seq=4 time=27.07 ms <text:s/>3369KB/s 58KB</text:p>
          </table:table-cell>
        </table:table-row>
        <table:table-row table:style-name="ro1">
          <table:table-cell/>
          <table:table-cell office:value-type="string">
            <text:p>connected to 172.30.42.68:8123 (225 bytes), seq=5 time=27.12 ms <text:s/>3266KB/s 58KB</text:p>
          </table:table-cell>
        </table:table-row>
        <table:table-row table:style-name="ro1">
          <table:table-cell/>
          <table:table-cell office:value-type="string">
            <text:p>connected to 172.30.42.68:8123 (225 bytes), seq=6 time=26.91 ms <text:s/>3661KB/s 58KB</text:p>
          </table:table-cell>
        </table:table-row>
        <table:table-row table:style-name="ro1">
          <table:table-cell/>
          <table:table-cell office:value-type="string">
            <text:p>connected to 172.30.42.68:8123 (225 bytes), seq=7 time=26.35 ms <text:s/>3403KB/s 58KB</text:p>
          </table:table-cell>
        </table:table-row>
        <table:table-row table:style-name="ro1">
          <table:table-cell/>
          <table:table-cell office:value-type="string">
            <text:p>connected to 172.30.42.68:8123 (225 bytes), seq=8 time=26.63 ms <text:s/>3253KB/s 58KB</text:p>
          </table:table-cell>
        </table:table-row>
        <table:table-row table:style-name="ro1">
          <table:table-cell/>
          <table:table-cell office:value-type="string">
            <text:p>connected to 172.30.42.68:8123 (226 bytes), seq=9 time=30.44 ms <text:s/>3277KB/s 58KB</text:p>
          </table:table-cell>
        </table:table-row>
        <table:table-row table:style-name="ro1">
          <table:table-cell/>
          <table:table-cell office:value-type="string">
            <text:p>--- http://172.30.42.68:8123/64000.txt ping statistics ---</text:p>
          </table:table-cell>
        </table:table-row>
        <table:table-row table:style-name="ro1">
          <table:table-cell/>
          <table:table-cell office:value-type="string">
            <text:p>10 connects, 10 ok, 0.00% failed, time 9291ms</text:p>
          </table:table-cell>
        </table:table-row>
        <table:table-row table:style-name="ro1">
          <table:table-cell/>
          <table:table-cell office:value-type="string">
            <text:p>round-trip min/avg/max = 26.3/28.7/38.0 ms</text:p>
          </table:table-cell>
        </table:table-row>
        <table:table-row table:style-name="ro1">
          <table:table-cell/>
          <table:table-cell office:value-type="string">
            <text:p>Transfer speed: min/avg/max = 2036/3152/3661 KB</text:p>
          </table:table-cell>
        </table:table-row>
        <table:table-row table:style-name="ro1">
          <table:table-cell/>
          <table:table-cell office:value-type="string">
            <text:p>----------------------------------------------------</text:p>
          </table:table-cell>
        </table:table-row>
        <table:table-row table:style-name="ro1">
          <table:table-cell/>
          <table:table-cell office:value-type="string">
            <text:p>TFO TEST for 64000 size</text:p>
          </table:table-cell>
        </table:table-row>
        <table:table-row table:style-name="ro1">
          <table:table-cell/>
          <table:table-cell office:value-type="string">
            <text:p>PING 172.30.42.68:8123 (http://172.30.42.68:8123/64000.txt):</text:p>
          </table:table-cell>
        </table:table-row>
        <table:table-row table:style-name="ro1">
          <table:table-cell/>
          <table:table-cell office:value-type="string">
            <text:p>connected to 172.30.42.68:8123 (226 bytes), seq=0 time=23.19 ms <text:s/>3382KB/s 58KB</text:p>
          </table:table-cell>
        </table:table-row>
        <table:table-row table:style-name="ro1">
          <table:table-cell/>
          <table:table-cell office:value-type="string">
            <text:p>connected to 172.30.42.68:8123 (226 bytes), seq=1 time=24.98 ms <text:s/>3072KB/s 58KB</text:p>
          </table:table-cell>
        </table:table-row>
        <table:table-row table:style-name="ro1">
          <table:table-cell/>
          <table:table-cell office:value-type="string">
            <text:p>connected to 172.30.42.68:8123 (226 bytes), seq=2 time=29.42 ms <text:s/>2655KB/s 59KB</text:p>
          </table:table-cell>
        </table:table-row>
        <table:table-row table:style-name="ro1">
          <table:table-cell/>
          <table:table-cell office:value-type="string">
            <text:p>connected to 172.30.42.68:8123 (226 bytes), seq=3 time=23.20 ms <text:s/>3305KB/s 58KB</text:p>
          </table:table-cell>
        </table:table-row>
        <table:table-row table:style-name="ro1">
          <table:table-cell/>
          <table:table-cell office:value-type="string">
            <text:p>connected to 172.30.42.68:8123 (226 bytes), seq=4 time=23.04 ms <text:s/>3345KB/s 58KB</text:p>
          </table:table-cell>
        </table:table-row>
        <table:table-row table:style-name="ro1">
          <table:table-cell/>
          <table:table-cell office:value-type="string">
            <text:p>connected to 172.30.42.68:8123 (226 bytes), seq=5 time=26.81 ms <text:s/>2765KB/s 58KB</text:p>
          </table:table-cell>
        </table:table-row>
        <table:table-row table:style-name="ro1">
          <table:table-cell/>
          <table:table-cell office:value-type="string">
            <text:p>connected to 172.30.42.68:8123 (226 bytes), seq=6 time=24.40 ms <text:s/>3015KB/s 59KB</text:p>
          </table:table-cell>
        </table:table-row>
        <table:table-row table:style-name="ro1">
          <table:table-cell/>
          <table:table-cell office:value-type="string">
            <text:p>connected to 172.30.42.68:8123 (226 bytes), seq=7 time=23.77 ms <text:s/>3213KB/s 58KB</text:p>
          </table:table-cell>
        </table:table-row>
        <table:table-row table:style-name="ro1">
          <table:table-cell/>
          <table:table-cell office:value-type="string">
            <text:p>connected to 172.30.42.68:8123 (226 bytes), seq=8 time=23.76 ms <text:s/>3226KB/s 58KB</text:p>
          </table:table-cell>
        </table:table-row>
        <table:table-row table:style-name="ro1">
          <table:table-cell/>
          <table:table-cell office:value-type="string">
            <text:p>connected to 172.30.42.68:8123 (226 bytes), seq=9 time=26.10 ms <text:s/>2839KB/s 58KB</text:p>
          </table:table-cell>
        </table:table-row>
        <table:table-row table:style-name="ro1">
          <table:table-cell/>
          <table:table-cell office:value-type="string">
            <text:p>--- http://172.30.42.68:8123/64000.txt ping statistics ---</text:p>
          </table:table-cell>
        </table:table-row>
        <table:table-row table:style-name="ro1">
          <table:table-cell/>
          <table:table-cell office:value-type="string">
            <text:p>10 connects, 10 ok, 0.00% failed, time 9253ms</text:p>
          </table:table-cell>
        </table:table-row>
        <table:table-row table:style-name="ro1">
          <table:table-cell/>
          <table:table-cell office:value-type="string">
            <text:p>round-trip min/avg/max = 23.0/24.9/29.4 ms</text:p>
          </table:table-cell>
        </table:table-row>
        <table:table-row table:style-name="ro1">
          <table:table-cell/>
          <table:table-cell office:value-type="string">
            <text:p>Transfer speed: min/avg/max = 2655/3082/3382 KB</text:p>
          </table:table-cell>
        </table:table-row>
        <table:table-row table:style-name="ro1">
          <table:table-cell/>
          <table:table-cell office:value-type="string">
            <text:p>----------------------------------------------------</text:p>
          </table:table-cell>
        </table:table-row>
        <table:table-row table:style-name="ro1">
          <table:table-cell/>
          <table:table-cell office:value-type="string">
            <text:p>NON TFO TEST for 128000 size</text:p>
          </table:table-cell>
        </table:table-row>
        <table:table-row table:style-name="ro1">
          <table:table-cell/>
          <table:table-cell office:value-type="string">
            <text:p>PING 172.30.42.68:8123 (http://172.30.42.68:8123/128000.txt):</text:p>
          </table:table-cell>
        </table:table-row>
        <table:table-row table:style-name="ro1">
          <table:table-cell/>
          <table:table-cell office:value-type="string">
            <text:p>connected to 172.30.42.68:8123 (229 bytes), seq=0 time=42.91 ms <text:s/>3521KB/s 121KB</text:p>
          </table:table-cell>
        </table:table-row>
        <table:table-row table:style-name="ro1">
          <table:table-cell/>
          <table:table-cell office:value-type="string">
            <text:p>connected to 172.30.42.68:8123 (229 bytes), seq=1 time=46.34 ms <text:s/>3201KB/s 121KB</text:p>
          </table:table-cell>
        </table:table-row>
        <table:table-row table:style-name="ro1">
          <table:table-cell/>
          <table:table-cell office:value-type="string">
            <text:p>connected to 172.30.42.68:8123 (229 bytes), seq=2 time=48.85 ms <text:s/>3037KB/s 121KB</text:p>
          </table:table-cell>
        </table:table-row>
        <table:table-row table:style-name="ro1">
          <table:table-cell/>
          <table:table-cell office:value-type="string">
            <text:p>connected to 172.30.42.68:8123 (229 bytes), seq=3 time=50.62 ms <text:s/>2899KB/s 121KB</text:p>
          </table:table-cell>
        </table:table-row>
        <table:table-row table:style-name="ro1">
          <table:table-cell/>
          <table:table-cell office:value-type="string">
            <text:p>connected to 172.30.42.68:8123 (229 bytes), seq=4 time=43.32 ms <text:s/>3654KB/s 121KB</text:p>
          </table:table-cell>
        </table:table-row>
        <table:table-row table:style-name="ro1">
          <table:table-cell/>
          <table:table-cell office:value-type="string">
            <text:p>connected to 172.30.42.68:8123 (229 bytes), seq=5 time=44.47 ms <text:s/>3415KB/s 121KB</text:p>
          </table:table-cell>
        </table:table-row>
        <table:table-row table:style-name="ro1">
          <table:table-cell/>
          <table:table-cell office:value-type="string">
            <text:p>connected to 172.30.42.68:8123 (229 bytes), seq=6 time=44.61 ms <text:s/>3399KB/s 121KB</text:p>
          </table:table-cell>
        </table:table-row>
        <table:table-row table:style-name="ro1">
          <table:table-cell/>
          <table:table-cell office:value-type="string">
            <text:p>connected to 172.30.42.68:8123 (229 bytes), seq=7 time=77.41 ms <text:s/>3088KB/s 121KB</text:p>
          </table:table-cell>
        </table:table-row>
        <table:table-row table:style-name="ro1">
          <table:table-cell/>
          <table:table-cell office:value-type="string">
            <text:p>connected to 172.30.42.68:8123 (229 bytes), seq=8 time=44.04 ms <text:s/>3413KB/s 121KB</text:p>
          </table:table-cell>
        </table:table-row>
        <table:table-row table:style-name="ro1">
          <table:table-cell/>
          <table:table-cell office:value-type="string">
            <text:p>connected to 172.30.42.68:8123 (229 bytes), seq=9 time=47.17 ms <text:s/>3126KB/s 121KB</text:p>
          </table:table-cell>
        </table:table-row>
        <table:table-row table:style-name="ro1">
          <table:table-cell/>
          <table:table-cell office:value-type="string">
            <text:p>--- http://172.30.42.68:8123/128000.txt ping statistics ---</text:p>
          </table:table-cell>
        </table:table-row>
        <table:table-row table:style-name="ro1">
          <table:table-cell/>
          <table:table-cell office:value-type="string">
            <text:p>10 connects, 10 ok, 0.00% failed, time 9494ms</text:p>
          </table:table-cell>
        </table:table-row>
        <table:table-row table:style-name="ro1">
          <table:table-cell/>
          <table:table-cell office:value-type="string">
            <text:p>round-trip min/avg/max = 42.9/49.0/77.4 ms</text:p>
          </table:table-cell>
        </table:table-row>
        <table:table-row table:style-name="ro1">
          <table:table-cell/>
          <table:table-cell office:value-type="string">
            <text:p>Transfer speed: min/avg/max = 2899/3275/3654 KB</text:p>
          </table:table-cell>
        </table:table-row>
        <table:table-row table:style-name="ro1">
          <table:table-cell/>
          <table:table-cell office:value-type="string">
            <text:p>----------------------------------------------------</text:p>
          </table:table-cell>
        </table:table-row>
        <table:table-row table:style-name="ro1">
          <table:table-cell/>
          <table:table-cell office:value-type="string">
            <text:p>TFO TEST for 128000 size</text:p>
          </table:table-cell>
        </table:table-row>
        <table:table-row table:style-name="ro1">
          <table:table-cell/>
          <table:table-cell office:value-type="string">
            <text:p>PING 172.30.42.68:8123 (http://172.30.42.68:8123/128000.txt):</text:p>
          </table:table-cell>
        </table:table-row>
        <table:table-row table:style-name="ro1">
          <table:table-cell/>
          <table:table-cell office:value-type="string">
            <text:p>connected to 172.30.42.68:8123 (229 bytes), seq=0 time=46.67 ms <text:s/>2961KB/s 121KB</text:p>
          </table:table-cell>
        </table:table-row>
        <table:table-row table:style-name="ro1">
          <table:table-cell/>
          <table:table-cell office:value-type="string">
            <text:p>connected to 172.30.42.68:8123 (229 bytes), seq=1 time=44.11 ms <text:s/>3137KB/s 121KB</text:p>
          </table:table-cell>
        </table:table-row>
        <table:table-row table:style-name="ro1">
          <table:table-cell/>
          <table:table-cell office:value-type="string">
            <text:p>connected to 172.30.42.68:8123 (229 bytes), seq=2 time=43.27 ms <text:s/>3209KB/s 121KB</text:p>
          </table:table-cell>
        </table:table-row>
        <table:table-row table:style-name="ro1">
          <table:table-cell/>
          <table:table-cell office:value-type="string">
            <text:p>connected to 172.30.42.68:8123 (229 bytes), seq=3 time=40.63 ms <text:s/>3442KB/s 121KB</text:p>
          </table:table-cell>
        </table:table-row>
        <table:table-row table:style-name="ro1">
          <table:table-cell/>
          <table:table-cell office:value-type="string">
            <text:p>connected to 172.30.42.68:8123 (229 bytes), seq=4 time=41.12 ms <text:s/>3560KB/s 121KB</text:p>
          </table:table-cell>
        </table:table-row>
        <table:table-row table:style-name="ro1">
          <table:table-cell/>
          <table:table-cell office:value-type="string">
            <text:p>connected to 172.30.42.68:8123 (229 bytes), seq=5 time=41.51 ms <text:s/>3360KB/s 121KB</text:p>
          </table:table-cell>
        </table:table-row>
        <table:table-row table:style-name="ro1">
          <table:table-cell/>
          <table:table-cell office:value-type="string">
            <text:p>connected to 172.30.42.68:8123 (229 bytes), seq=6 time=48.40 ms <text:s/>2822KB/s 121KB</text:p>
          </table:table-cell>
        </table:table-row>
        <table:table-row table:style-name="ro1">
          <table:table-cell/>
          <table:table-cell office:value-type="string">
            <text:p>connected to 172.30.42.68:8123 (229 bytes), seq=7 time=37.56 ms <text:s/>3774KB/s 121KB</text:p>
          </table:table-cell>
        </table:table-row>
        <table:table-row table:style-name="ro1">
          <table:table-cell/>
          <table:table-cell office:value-type="string">
            <text:p>connected to 172.30.42.68:8123 (229 bytes), seq=8 time=41.30 ms <text:s/>3380KB/s 121KB</text:p>
          </table:table-cell>
        </table:table-row>
        <table:table-row table:style-name="ro1">
          <table:table-cell/>
          <table:table-cell office:value-type="string">
            <text:p>connected to 172.30.42.68:8123 (229 bytes), seq=9 time=51.65 ms <text:s/>3135KB/s 121KB</text:p>
          </table:table-cell>
        </table:table-row>
        <table:table-row table:style-name="ro1">
          <table:table-cell/>
          <table:table-cell office:value-type="string">
            <text:p>--- http://172.30.42.68:8123/128000.txt ping statistics ---</text:p>
          </table:table-cell>
        </table:table-row>
        <table:table-row table:style-name="ro1">
          <table:table-cell/>
          <table:table-cell office:value-type="string">
            <text:p>10 connects, 10 ok, 0.00% failed, time 9441ms</text:p>
          </table:table-cell>
        </table:table-row>
        <table:table-row table:style-name="ro1">
          <table:table-cell/>
          <table:table-cell office:value-type="string">
            <text:p>round-trip min/avg/max = 37.6/43.6/51.7 ms</text:p>
          </table:table-cell>
        </table:table-row>
        <table:table-row table:style-name="ro1">
          <table:table-cell/>
          <table:table-cell office:value-type="string">
            <text:p>Transfer speed: min/avg/max = 2822/3278/3774 KB</text:p>
          </table:table-cell>
        </table:table-row>
        <table:table-row table:style-name="ro1">
          <table:table-cell/>
          <table:table-cell office:value-type="string">
            <text:p>----------------------------------------------------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9">09/01/2013</text:date>, <text:time>23:3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9T23:03:10</meta:creation-date>
    <dc:date>2013-01-09T23:34:19</dc:date>
    <meta:editing-duration>PT28M57S</meta:editing-duration>
    <meta:editing-cycles>6</meta:editing-cycles>
    <meta:generator>LibreOffice/3.4$Linux LibreOffice_project/340m1$Build-302</meta:generator>
    <meta:document-statistic meta:table-count="3" meta:cell-count="2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line" chart:style-name="ch1">
        <chart:title svg:x="6.21cm" svg:y="0.315cm" chart:style-name="ch2">
          <text:p>TFO vs Non TFO</text:p>
        </chart:title>
        <chart:subtitle svg:x="6.964cm" svg:y="1.273cm" chart:style-name="ch3">
          <text:p>Home WiFi</text:p>
        </chart:subtitle>
        <chart:legend chart:legend-position="end" svg:x="13.359cm" svg:y="3.951cm" style:legend-expansion="high" chart:style-name="ch4"/>
        <chart:plot-area chart:style-name="ch5" table:cell-range-address="Summary.C20:Summary.E26" chart:data-source-has-labels="both" svg:x="1.331cm" svg:y="2.314cm" svg:width="11.389cm" svg:height="5.525cm">
          <chartooo:coordinate-region svg:x="1.952cm" svg:y="2.513cm" svg:width="10.211cm" svg:height="4.679cm"/>
          <chart:axis chart:dimension="x" chart:name="primary-x" chart:style-name="ch6" chartooo:axis-type="auto">
            <chartooo:date-scale/>
            <chart:title svg:x="4.481cm" svg:y="8.018cm" chart:style-name="ch7">
              <text:p>Download Response Size in Bytes</text:p>
            </chart:title>
            <chart:categories table:cell-range-address="Summary.C21:Summary.C26"/>
            <chart:grid chart:style-name="ch8" chart:class="major"/>
          </chart:axis>
          <chart:axis chart:dimension="y" chart:name="primary-y" chart:style-name="ch6">
            <chart:title svg:x="0.451cm" svg:y="7.276cm" chart:style-name="ch9">
              <text:p>HTTP Transaction Time in ms</text:p>
            </chart:title>
            <chart:grid chart:style-name="ch8" chart:class="major"/>
          </chart:axis>
          <chart:series chart:style-name="ch10" chart:values-cell-range-address="Summary.D21:Summary.D26" chart:label-cell-address="Summary.D20:Summary.D20" chart:class="chart:line">
            <chart:data-point chart:repeated="6"/>
          </chart:series>
          <chart:series chart:style-name="ch11" chart:values-cell-range-address="Summary.E21:Summary.E26" chart:label-cell-address="Summary.E20:Summary.E20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TFO</text:p>
                <draw:g>
                  <svg:desc>Summary.D20:Summary.D20</svg:desc>
                </draw:g>
              </table:table-cell>
              <table:table-cell office:value-type="string">
                <text:p>TFO</text:p>
                <draw:g>
                  <svg:desc>Summary.E20:Summary.E2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ummary.C21:Summary.C26</svg:desc>
                </draw:g>
              </table:table-cell>
              <table:table-cell office:value-type="float" office:value="8">
                <text:p>8</text:p>
                <draw:g>
                  <svg:desc>Summary.D21:Summary.D26</svg:desc>
                </draw:g>
              </table:table-cell>
              <table:table-cell office:value-type="float" office:value="4.6">
                <text:p>4.6</text:p>
                <draw:g>
                  <svg:desc>Summary.E21:Summary.E26</svg:desc>
                </draw:g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8.3">
                <text:p>8.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1.9">
                <text:p>11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9.5">
                <text:p>19.5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28.7">
                <text:p>28.7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49">
                <text:p>49</text:p>
              </table:table-cell>
              <table:table-cell office:value-type="float" office:value="43.6">
                <text:p>43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